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D6E5D81EC170446E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D6E5D81EC170446E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heals a blind man</text:span><text:span text:style-name="T1"><text:tab/></text:span></text:p>
            <text:p text:style-name="P3"><text:span text:style-name="T2">(John 9:1-41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01T15:18:20.560000000</dc:date>
    <meta:editing-duration>PT2H25M33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